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7">
            <text:p>17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7-19_08-04-10_000.jpg</text:p>
          </table:table-cell>
          <table:table-cell table:style-name="ce26" office:value-type="string">
            <text:p><text:s/>:m :PHOTO 起きた時刻 / 2023 / other=実際の時刻：２５分ぐらい前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 :m :PHOTO 起きた時刻 / 2023 / other=実際の時刻：２５分ぐらい前 ">
            <text:p><text:s/>:m :PHOTO 起きた時刻 / 2023 / other=実際の時刻：２５分ぐらい前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7-19_01-11-26_000.jpg</text:p>
          </table:table-cell>
          <table:table-cell table:style-name="ce26" office:value-type="string">
            <text:p>:m :PHOTO 寝た時刻 / 2023 / オナニー、未了、duration=0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 / オナニー、未了、duration=0時間ぐらい,other=~">
            <text:p>:m :PHOTO 寝た時刻 / 2023 / オナニー、未了、duration=0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7-18_18-51-51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 office:value-type="string">
            <text:p>2023-07-18_20-35-59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8" office:value-type="string">
            <text:p>2023-07-18_23-23-38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7-19_10-55-48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8" office:value-type="string">
            <text:p>2023-07-19_12-46-17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7">
            <text:p>17</text:p>
          </table:table-cell>
          <table:table-cell table:style-name="ce17" office:value-type="string">
            <text:p>2023-07-19_17-17-14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 office:value-type="string">
            <text:p>2023-07-18_20-59-1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7-19_12-32-0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8">
            <text:p>8</text:p>
          </table:table-cell>
          <table:table-cell table:style-name="ce18" office:value-type="string">
            <text:p>2023-07-19_07-52-3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7-18_18-19-01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7" office:value-type="string">
            <text:p>2023-07-18_21-57-49_000.jpg</text:p>
          </table:table-cell>
          <table:table-cell table:style-name="ce26" office:value-type="string">
            <text:p>:m 温度 / location=部屋,for=暑い。何度だろうか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温度 / location=部屋,for=暑い。何度だろうか,other=~">
            <text:p>:m 温度 / location=部屋,for=暑い。何度だろうか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0" office:value-type="string">
            <text:p>2023-07-19_15-30-02_000.jpg</text:p>
          </table:table-cell>
          <table:table-cell table:style-name="ce26" office:value-type="string">
            <text:p>:m 1*5 RES / JVEMV6 64#312_nami / 『波のしくみ』 著者=佐藤文隆、松下泰雄,校注=~ / p.3 / w=波；底空間；ファイバー；,topic=~,publisher=~,other=calc+:ファイバー空間：位置、速度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7-19_15-30-20_000.jpg</text:p>
          </table:table-cell>
          <table:table-cell table:style-name="ce26" office:value-type="string">
            <text:p>:m 2*5 RES / JVEMV6 64#312_nami / 『波のしくみ』 著者=佐藤文隆、松下泰雄,校注=~ / p.3 / w=周期性；,topic=~,publisher=~,other=calc+:ファイバー空間：位置、速度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2*5 RES / JVEMV6 64#312_nami / 『波のしくみ』 著者=佐藤文隆、松下泰雄,校注=~ / p.3 / w=周期性；,topic=~,publisher=~,other=calc+:ファイバー空間：位置、速度">
            <text:p>:m 2*5 RES / JVEMV6 64#312_nami / 『波のしくみ』 著者=佐藤文隆、松下泰雄,校注=~ / p.3 / w=周期性；,topic=~,publisher=~,other=calc+:ファイバー空間：位置、速度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7-19_15-30-40_000.jpg</text:p>
          </table:table-cell>
          <table:table-cell table:style-name="ce26" office:value-type="string">
            <text:p>:m 3*5 RES / JVEMV6 64#312_nami / 『波のしくみ』 著者=佐藤文隆、松下泰雄,校注=~ / p.3 / w=周期性；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3*5 RES / JVEMV6 64#312_nami / 『波のしくみ』 著者=佐藤文隆、松下泰雄,校注=~ / p.3 / w=周期性；,topic=~,publisher=~,other=~">
            <text:p>:m 3*5 RES / JVEMV6 64#312_nami / 『波のしくみ』 著者=佐藤文隆、松下泰雄,校注=~ / p.3 / w=周期性；,topic=~,publisher=~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7-19_15-30-54_000.jpg</text:p>
          </table:table-cell>
          <table:table-cell table:style-name="ce26" office:value-type="string">
            <text:p>:m 4-5*5 RES / JVEMV6 64#312_nami / 『波のしくみ』 著者=佐藤文隆、松下泰雄,校注=~ / p.3 / w=波数；周期,topic=~,publisher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4-5*5 RES / JVEMV6 64#312_nami / 『波のしくみ』 著者=佐藤文隆、松下泰雄,校注=~ / p.3 / w=波数；周期,topic=~,publisher=~,other=~">
            <text:p>:m 4-5*5 RES / JVEMV6 64#312_nami / 『波のしくみ』 著者=佐藤文隆、松下泰雄,校注=~ / p.3 / w=波数；周期,topic=~,publisher=~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9]=&quot;&quot;;[.C21];CONCATENATE([.C21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19">2023/07/19</text:date>, <text:time>17:39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19T17:39:27.90</dc:date>
    <dc:creator>岩淵 謙</dc:creator>
    <meta:editing-duration>P57DT18H39M</meta:editing-duration>
    <meta:editing-cycles>19177</meta:editing-cycles>
    <meta:document-statistic meta:table-count="2" meta:cell-count="927" meta:object-count="0"/>
    <meta:user-defined meta:name="qrichtext">1</meta:user-defined>
  </office:meta>
</office:document-meta>
</file>